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e676" officeooo:paragraph-rsid="0019e676"/>
    </style:style>
    <style:style style:name="P2" style:family="paragraph" style:parent-style-name="Standard">
      <style:text-properties style:font-name="Arial" officeooo:rsid="001a880f" officeooo:paragraph-rsid="001a880f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en" fo:country="US" officeooo:rsid="0020cfc1" officeooo:paragraph-rsid="001a880f" style:font-size-asian="12pt" style:font-size-complex="12pt"/>
    </style:style>
    <style:style style:name="P4" style:family="paragraph" style:parent-style-name="Standard">
      <style:text-properties style:font-name="Arial" fo:font-size="12pt" fo:font-weight="normal" officeooo:rsid="00311df2" officeooo:paragraph-rsid="00311df2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fo:font-weight="normal" officeooo:rsid="00313be9" officeooo:paragraph-rsid="00313be9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Arial" officeooo:rsid="001ad242" officeooo:paragraph-rsid="001ad242"/>
    </style:style>
    <style:style style:name="P7" style:family="paragraph" style:parent-style-name="Standard">
      <style:text-properties style:font-name="Arial" officeooo:rsid="001ad242" officeooo:paragraph-rsid="0028d510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fo:font-weight="bold" officeooo:rsid="0019e676" officeooo:paragraph-rsid="0019e676" style:font-size-asian="18pt" style:font-weight-asian="bold" style:font-size-complex="18pt" style:font-weight-complex="bold"/>
    </style:style>
    <style:style style:name="P9" style:family="paragraph" style:parent-style-name="Standard">
      <style:text-properties style:font-name="Arial" officeooo:rsid="001ce302" officeooo:paragraph-rsid="001ce302"/>
    </style:style>
    <style:style style:name="P10" style:family="paragraph" style:parent-style-name="Standard">
      <style:text-properties style:font-name="Arial" officeooo:rsid="001ce302" officeooo:paragraph-rsid="0028dfcd"/>
    </style:style>
    <style:style style:name="P11" style:family="paragraph" style:parent-style-name="Standard">
      <style:text-properties style:font-name="Arial" officeooo:rsid="001ce302" officeooo:paragraph-rsid="002c539c"/>
    </style:style>
    <style:style style:name="P12" style:family="paragraph" style:parent-style-name="Standard">
      <style:text-properties style:font-name="Arial" officeooo:rsid="001cf099" officeooo:paragraph-rsid="001cf099"/>
    </style:style>
    <style:style style:name="P13" style:family="paragraph" style:parent-style-name="Standard">
      <style:text-properties style:font-name="Arial" officeooo:rsid="001eea9e" officeooo:paragraph-rsid="001eea9e"/>
    </style:style>
    <style:style style:name="P14" style:family="paragraph" style:parent-style-name="Standard">
      <style:text-properties style:font-name="Arial" officeooo:rsid="001eea9e" officeooo:paragraph-rsid="0032bb70"/>
    </style:style>
    <style:style style:name="P15" style:family="paragraph" style:parent-style-name="Standard">
      <style:text-properties style:font-name="Arial" officeooo:rsid="001f3384" officeooo:paragraph-rsid="001f3384"/>
    </style:style>
    <style:style style:name="P16" style:family="paragraph" style:parent-style-name="Standard">
      <style:text-properties style:font-name="Arial" officeooo:rsid="00219984" officeooo:paragraph-rsid="00219984"/>
    </style:style>
    <style:style style:name="P17" style:family="paragraph" style:parent-style-name="Standard">
      <style:text-properties style:font-name="Arial" officeooo:rsid="00219984" officeooo:paragraph-rsid="00259c15"/>
    </style:style>
    <style:style style:name="P18" style:family="paragraph" style:parent-style-name="Standard">
      <style:text-properties style:font-name="Arial" officeooo:rsid="00238d54" officeooo:paragraph-rsid="00238d54"/>
    </style:style>
    <style:style style:name="P19" style:family="paragraph" style:parent-style-name="Standard">
      <style:text-properties style:font-name="Arial" officeooo:rsid="00238d54" officeooo:paragraph-rsid="00219984"/>
    </style:style>
    <style:style style:name="P20" style:family="paragraph" style:parent-style-name="Standard">
      <style:text-properties style:font-name="Arial" officeooo:rsid="0023a1f3" officeooo:paragraph-rsid="0023a1f3"/>
    </style:style>
    <style:style style:name="P21" style:family="paragraph" style:parent-style-name="Standard">
      <style:text-properties style:font-name="Arial" officeooo:rsid="0024b3c0" officeooo:paragraph-rsid="0024b3c0"/>
    </style:style>
    <style:style style:name="P22" style:family="paragraph" style:parent-style-name="Standard">
      <style:text-properties style:font-name="Arial" officeooo:rsid="00259c15" officeooo:paragraph-rsid="00259c15"/>
    </style:style>
    <style:style style:name="P23" style:family="paragraph" style:parent-style-name="Standard">
      <style:paragraph-properties fo:text-align="center" style:justify-single-word="false"/>
      <style:text-properties style:font-name="Arial" fo:font-weight="bold" officeooo:rsid="0019e676" officeooo:paragraph-rsid="0019e676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weight="bold" officeooo:rsid="0028dfcd" officeooo:paragraph-rsid="0028dfcd" style:font-weight-asian="bold" style:font-weight-complex="bold"/>
    </style:style>
    <style:style style:name="P25" style:family="paragraph" style:parent-style-name="Standard">
      <style:text-properties style:font-name="Arial" fo:font-weight="bold" officeooo:rsid="0032bb70" officeooo:paragraph-rsid="0032bb70" style:font-weight-asian="bold" style:font-weight-complex="bold"/>
    </style:style>
    <style:style style:name="P26" style:family="paragraph" style:parent-style-name="Standard">
      <style:text-properties style:font-name="Arial" officeooo:rsid="0028dfcd" officeooo:paragraph-rsid="0028dfcd"/>
    </style:style>
    <style:style style:name="P27" style:family="paragraph" style:parent-style-name="Standard">
      <style:text-properties style:font-name="Arial" officeooo:rsid="002b77a2" officeooo:paragraph-rsid="002b77a2"/>
    </style:style>
    <style:style style:name="P28" style:family="paragraph" style:parent-style-name="Standard">
      <style:text-properties style:font-name="Arial" fo:font-size="14pt" fo:font-weight="bold" officeooo:rsid="002b77a2" officeooo:paragraph-rsid="002b77a2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Arial" officeooo:rsid="002bbfa7" officeooo:paragraph-rsid="002bbfa7"/>
    </style:style>
    <style:style style:name="P30" style:family="paragraph" style:parent-style-name="Standard">
      <style:text-properties style:font-name="Arial" officeooo:rsid="002bbfa7" officeooo:paragraph-rsid="002c539c"/>
    </style:style>
    <style:style style:name="P31" style:family="paragraph" style:parent-style-name="Standard">
      <style:text-properties style:font-name="Arial" officeooo:rsid="002f426a" officeooo:paragraph-rsid="002f426a"/>
    </style:style>
    <style:style style:name="P32" style:family="paragraph" style:parent-style-name="Standard">
      <style:text-properties style:font-name="Arial" officeooo:rsid="002f7ffe" officeooo:paragraph-rsid="002f7ffe"/>
    </style:style>
    <style:style style:name="P33" style:family="paragraph" style:parent-style-name="Standard">
      <style:text-properties style:font-name="Arial" officeooo:rsid="002712fc" officeooo:paragraph-rsid="002712fc"/>
    </style:style>
    <style:style style:name="P34" style:family="paragraph" style:parent-style-name="Standard">
      <style:text-properties style:font-name="Arial" officeooo:rsid="00311df2" officeooo:paragraph-rsid="00311df2"/>
    </style:style>
    <style:style style:name="P35" style:family="paragraph" style:parent-style-name="Standard">
      <style:text-properties style:font-name="Arial" officeooo:rsid="00313be9" officeooo:paragraph-rsid="00313be9"/>
    </style:style>
    <style:style style:name="P36" style:family="paragraph" style:parent-style-name="Standard">
      <style:text-properties style:font-name="Arial" officeooo:rsid="0032bb70" officeooo:paragraph-rsid="0032bb70"/>
    </style:style>
    <style:style style:name="P37" style:family="paragraph" style:parent-style-name="Standard">
      <style:text-properties style:font-name="Arial" officeooo:rsid="0033cd98" officeooo:paragraph-rsid="0033cd98"/>
    </style:style>
    <style:style style:name="P38" style:family="paragraph" style:parent-style-name="Standard">
      <style:text-properties style:font-name="Arial" officeooo:rsid="00348a83" officeooo:paragraph-rsid="00348a83"/>
    </style:style>
    <style:style style:name="P39" style:family="paragraph" style:parent-style-name="Standard">
      <style:text-properties style:font-name="Arial" officeooo:rsid="00355b25" officeooo:paragraph-rsid="00355b25"/>
    </style:style>
    <style:style style:name="P40" style:family="paragraph" style:parent-style-name="Standard">
      <style:text-properties style:font-name="Arial" officeooo:rsid="0037005d" officeooo:paragraph-rsid="0037005d"/>
    </style:style>
    <style:style style:name="P41" style:family="paragraph" style:parent-style-name="Standard">
      <style:text-properties style:font-name="Arial" officeooo:rsid="003772df" officeooo:paragraph-rsid="003772df"/>
    </style:style>
    <style:style style:name="P42" style:family="paragraph" style:parent-style-name="Standard">
      <style:text-properties style:font-name="Arial" officeooo:rsid="002c539c" officeooo:paragraph-rsid="002c539c" fo:background-color="#ffffff"/>
    </style:style>
    <style:style style:name="P43" style:family="paragraph" style:parent-style-name="Standard">
      <style:text-properties style:font-name="Arial" officeooo:rsid="002bc0d6" officeooo:paragraph-rsid="003b281d"/>
    </style:style>
    <style:style style:name="P44" style:family="paragraph" style:parent-style-name="Standard">
      <style:text-properties style:font-name="Arial" officeooo:rsid="003b281d" officeooo:paragraph-rsid="003b281d"/>
    </style:style>
    <style:style style:name="P45" style:family="paragraph" style:parent-style-name="Standard">
      <style:text-properties fo:color="#000000" fo:font-weight="bold" officeooo:paragraph-rsid="001ce302"/>
    </style:style>
    <style:style style:name="P46" style:family="paragraph" style:parent-style-name="Standard">
      <style:paragraph-properties fo:break-before="page"/>
      <style:text-properties style:font-name="Arial" officeooo:rsid="001ce302" officeooo:paragraph-rsid="001ce302"/>
    </style:style>
    <style:style style:name="P47" style:family="paragraph" style:parent-style-name="Standard">
      <style:paragraph-properties fo:break-before="page"/>
      <style:text-properties style:font-name="Arial" officeooo:rsid="001cf099" officeooo:paragraph-rsid="001cf099"/>
    </style:style>
    <style:style style:name="P48" style:family="paragraph" style:parent-style-name="Standard">
      <style:paragraph-properties fo:break-before="page"/>
      <style:text-properties style:font-name="Arial" officeooo:rsid="001eea9e" officeooo:paragraph-rsid="001eea9e"/>
    </style:style>
    <style:style style:name="P49" style:family="paragraph" style:parent-style-name="Standard">
      <style:paragraph-properties fo:break-before="page"/>
      <style:text-properties style:font-name="Arial" officeooo:rsid="001f3384" officeooo:paragraph-rsid="001f3384"/>
    </style:style>
    <style:style style:name="P50" style:family="paragraph" style:parent-style-name="Standard">
      <style:paragraph-properties fo:break-before="page"/>
      <style:text-properties style:font-name="Arial" officeooo:rsid="0028dfcd" officeooo:paragraph-rsid="0028dfcd"/>
    </style:style>
    <style:style style:name="P51" style:family="paragraph" style:parent-style-name="Standard">
      <style:paragraph-properties fo:break-before="page"/>
      <style:text-properties style:font-name="Arial" fo:font-size="14pt" fo:font-weight="bold" officeooo:rsid="0028dfcd" officeooo:paragraph-rsid="0028dfcd" style:font-size-asian="14pt" style:font-weight-asian="bold" style:font-size-complex="14pt" style:font-weight-complex="bold"/>
    </style:style>
    <style:style style:name="P52" style:family="paragraph" style:parent-style-name="Standard">
      <style:paragraph-properties fo:break-before="page"/>
      <style:text-properties style:font-name="Arial" officeooo:rsid="0024b3c0" officeooo:paragraph-rsid="0024b3c0"/>
    </style:style>
    <style:style style:name="P53" style:family="paragraph" style:parent-style-name="Standard">
      <style:paragraph-properties fo:break-before="page"/>
      <style:text-properties officeooo:paragraph-rsid="001ce302"/>
    </style:style>
    <style:style style:name="T1" style:family="text">
      <style:text-properties officeooo:rsid="001a880f"/>
    </style:style>
    <style:style style:name="T2" style:family="text">
      <style:text-properties officeooo:rsid="00141dd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8d510" style:font-weight-asian="bold" style:font-weight-complex="bold"/>
    </style:style>
    <style:style style:name="T5" style:family="text">
      <style:text-properties fo:font-weight="bold" officeooo:rsid="0032bb70" style:font-weight-asian="bold" style:font-weight-complex="bold"/>
    </style:style>
    <style:style style:name="T6" style:family="text">
      <style:text-properties officeooo:rsid="001ad242"/>
    </style:style>
    <style:style style:name="T7" style:family="text">
      <style:text-properties style:text-position="super 58%"/>
    </style:style>
    <style:style style:name="T8" style:family="text">
      <style:text-properties officeooo:rsid="001cf099"/>
    </style:style>
    <style:style style:name="T9" style:family="text">
      <style:text-properties officeooo:rsid="001f3384"/>
    </style:style>
    <style:style style:name="T10" style:family="text">
      <style:text-properties officeooo:rsid="00208e91"/>
    </style:style>
    <style:style style:name="T11" style:family="text">
      <style:text-properties officeooo:rsid="0021c67d"/>
    </style:style>
    <style:style style:name="T12" style:family="text">
      <style:text-properties officeooo:rsid="0023a1f3"/>
    </style:style>
    <style:style style:name="T13" style:family="text">
      <style:text-properties officeooo:rsid="0024b3c0"/>
    </style:style>
    <style:style style:name="T14" style:family="text">
      <style:text-properties officeooo:rsid="00259c15"/>
    </style:style>
    <style:style style:name="T15" style:family="text">
      <style:text-properties officeooo:rsid="002754e2"/>
    </style:style>
    <style:style style:name="T16" style:family="text">
      <style:text-properties officeooo:rsid="0028d510"/>
    </style:style>
    <style:style style:name="T17" style:family="text">
      <style:text-properties officeooo:rsid="0028dfcd"/>
    </style:style>
    <style:style style:name="T18" style:family="text">
      <style:text-properties officeooo:rsid="0029766d"/>
    </style:style>
    <style:style style:name="T19" style:family="text">
      <style:text-properties style:font-name="Arial" officeooo:rsid="0028dfcd"/>
    </style:style>
    <style:style style:name="T20" style:family="text">
      <style:text-properties style:font-name="Arial" officeooo:rsid="001ce302"/>
    </style:style>
    <style:style style:name="T21" style:family="text">
      <style:text-properties style:font-name="Arial" officeooo:rsid="0029ac11"/>
    </style:style>
    <style:style style:name="T22" style:family="text">
      <style:text-properties style:font-name="Arial" officeooo:rsid="003dc576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311df2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23a1f3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2c539c" fo:background-color="#ffffff" loext:char-shading-value="0" style:font-size-asian="14pt" style:font-weight-asian="bold" style:font-size-complex="14pt" style:font-weight-complex="bold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348a83" fo:background-color="#ffff00" loext:char-shading-value="0"/>
    </style:style>
    <style:style style:name="T29" style:family="text">
      <style:text-properties officeooo:rsid="001f3384" fo:background-color="#ffff00" loext:char-shading-value="0"/>
    </style:style>
    <style:style style:name="T30" style:family="text">
      <style:text-properties officeooo:rsid="002c539c"/>
    </style:style>
    <style:style style:name="T31" style:family="text">
      <style:text-properties fo:background-color="#ffffff" loext:char-shading-value="0"/>
    </style:style>
    <style:style style:name="T32" style:family="text">
      <style:text-properties officeooo:rsid="002c539c" fo:background-color="#ffffff" loext:char-shading-value="0"/>
    </style:style>
    <style:style style:name="T33" style:family="text">
      <style:text-properties officeooo:rsid="00348a83" fo:background-color="#ffffff" loext:char-shading-value="0"/>
    </style:style>
    <style:style style:name="T34" style:family="text">
      <style:text-properties officeooo:rsid="0038b8a4" fo:background-color="#ffffff" loext:char-shading-value="0"/>
    </style:style>
    <style:style style:name="T35" style:family="text">
      <style:text-properties officeooo:rsid="002e423d"/>
    </style:style>
    <style:style style:name="T36" style:family="text">
      <style:text-properties officeooo:rsid="002f7ffe"/>
    </style:style>
    <style:style style:name="T37" style:family="text">
      <style:text-properties fo:font-size="13pt" fo:font-weight="bold" style:font-size-asian="13pt" style:font-weight-asian="bold" style:font-size-complex="13pt" style:font-weight-complex="bold"/>
    </style:style>
    <style:style style:name="T38" style:family="text">
      <style:text-properties fo:font-size="12pt" fo:font-weight="normal" style:font-size-asian="10.5pt" style:font-weight-asian="normal" style:font-size-complex="12pt" style:font-weight-complex="normal"/>
    </style:style>
    <style:style style:name="T39" style:family="text">
      <style:text-properties officeooo:rsid="0032bb70"/>
    </style:style>
    <style:style style:name="T40" style:family="text">
      <style:text-properties officeooo:rsid="00348a83"/>
    </style:style>
    <style:style style:name="T41" style:family="text">
      <style:text-properties officeooo:rsid="0037005d"/>
    </style:style>
    <style:style style:name="T42" style:family="text">
      <style:text-properties fo:background-color="#81d41a" loext:char-shading-value="0"/>
    </style:style>
    <style:style style:name="T43" style:family="text">
      <style:text-properties officeooo:rsid="0038b8a4"/>
    </style:style>
    <style:style style:name="T44" style:family="text">
      <style:text-properties officeooo:rsid="003dc57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020 Spring CPSC 240 Final Test <text:span text:style-name="T1">Written</text:span></text:p>
      <text:p text:style-name="P23"><text:span text:style-name="T1">2020-</text:span>May 6 <text:span text:style-name="T1">from 10:00am to 12:00m.</text:span></text:p>
      <text:p text:style-name="P24">This document posted at 9:50 to provide time to read the front page.</text:p>
      <text:p text:style-name="P1"/>
      <text:p text:style-name="P1"/>
      <text:p text:style-name="P1"/>
      <text:p text:style-name="P2">Pause 20 seconds to know the rules.</text:p>
      <text:p text:style-name="P1"/>
      <text:p text:style-name="P2">This is an open test: <text:s/>all physical material may be used during the test <text:span text:style-name="T6">including scratch paper</text:span>. <text:s/>You may perform web searches for answers.</text:p>
      <text:p text:style-name="P2"/>
      <text:p text:style-name="P2">The test cannot be written at another time.</text:p>
      <text:p text:style-name="P2"/>
      <text:p text:style-name="P2">Writing the work “blank” in any question will earn 20% credit for that question.</text:p>
      <text:p text:style-name="P2"/>
      <text:p text:style-name="P2">The answers and intermediate <text:span text:style-name="T6">steps (if any)</text:span> must be written into this document.</text:p>
      <text:p text:style-name="P2"/>
      <text:p text:style-name="P2">You must return the document in the same format that you received. <text:s/>In this case you received an ODT document and therefore you must return an ODT document.</text:p>
      <text:p text:style-name="P1"/>
      <text:p text:style-name="P3"><text:span text:style-name="T2">E</text:span>mail the entire document <text:span text:style-name="T1">as attachment</text:span> to <text:span text:style-name="T3">holliday@fullerton.edu</text:span></text:p>
      <text:p text:style-name="P1"/>
      <text:p text:style-name="P2">Do not send links to cloud stora<text:span text:style-name="T6">ge.</text:span></text:p>
      <text:p text:style-name="P2"/>
      <text:p text:style-name="P6">If a question is answered by simply pressing keys on a calculator then show some intermediate steps: <text:s/>convince me you really know what you’re doing.</text:p>
      <text:p text:style-name="P6"/>
      <text:p text:style-name="P7">The end time really is <text:span text:style-name="T3">12 o’clock </text:span><text:span text:style-name="T4">+ 3 minutes</text:span>. <text:s/><text:span text:style-name="T16">The 3 minutes is a grace period for you to up load the one test file with answers.</text:span></text:p>
      <text:p text:style-name="P7"/>
      <text:p text:style-name="P7">A recommendation is send me a copy of your written test early such as 11:00 or 11:30. <text:s text:c="2"/>Then keep on working until 11:59am and send me an improved test copy. <text:s text:c="2"/>If anyone sends me more than one copy of a test <text:s/>automatically I grade only the newest (latest) one.</text:p>
      <text:p text:style-name="P6"/>
      <text:p text:style-name="P6"/>
      <text:p text:style-name="P9"><text:span text:style-name="T16">Base 10</text:span> answers can be expressed in standard format (3.86) or scientific format (3.5 x 4<text:span text:style-name="T7">9</text:span>) <text:span text:style-name="T16">or fractional format </text:span><draw:frame draw:style-name="fr1" draw:name="Object1" text:anchor-type="as-char" svg:y="-0.619cm" svg:width="0.707cm" svg:height="0.998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53"><text:span text:style-name="T19">1</text:span><text:span text:style-name="T20">. <text:s/>What is smallest signed integer (in the negative direction) in 32-bit two’s complement? <text:s/>G</text:span><text:span text:style-name="T21">ive the answer using hex digits. <text:s/></text:span><text:span text:style-name="T22">[2]</text:span></text:p>
      <text:p text:style-name="P9"/>
      <text:p text:style-name="P27">Answer: <text:s/><text:span text:style-name="T23">0x8000 0000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7">2</text:span>. <text:s/>What is the rule that determines if a written number or a stored number is in Little Endian format? <text:s/><text:span text:style-name="T44">[3]</text:span></text:p>
      <text:p text:style-name="P9"/>
      <text:p text:style-name="P27">Answer:</text:p>
      <text:p text:style-name="P27"/>
      <text:p text:style-name="P28">If the LSB of the number is read first (processed first) then the number is written in Little Endian</text:p>
      <text:p text:style-name="P9"/>
      <text:p text:style-name="P27">Footnote: <text:s/>The rule is a complete characterization of ‘little endian”. <text:s/>That is, </text:p>
      <text:p text:style-name="P27">a number is in little endian if and only if the LSB is processed first.</text:p>
      <text:p text:style-name="P27"/>
      <text:p text:style-name="P27"/>
      <text:p text:style-name="P9"/>
      <text:p text:style-name="P45"/>
      <text:p text:style-name="P9"/>
      <text:p text:style-name="P46"><text:span text:style-name="T17">3</text:span>. <text:s/>Convert <text:s/><text:span text:style-name="T8">0.85 to IEEE754 32-bit hex. <text:s/>[6]</text:span></text:p>
      <text:p text:style-name="P9"/>
      <text:p text:style-name="P12">[I know that there are online websites that will do this conversion for you in a millisecond. <text:s/>Showing a single answer from the web will gain you zero points. <text:s text:c="2"/>You show me sufficient intermediate steps to convince me you know what you are doing.]</text:p>
      <text:p text:style-name="P12"/>
      <text:p text:style-name="P12"/>
      <text:p text:style-name="P29">Answer (with some intermediate steps)</text:p>
      <text:p text:style-name="P29"/>
      <text:p text:style-name="P29">0.85 = 0.111100110011001100 … x 2<text:span text:style-name="T7">0</text:span></text:p>
      <text:p text:style-name="P29"/>
      <text:p text:style-name="P29"><text:tab/>= <text:s/>1.<text:span text:style-name="T27">11100110011001100</text:span>…. x 2<text:span text:style-name="T7">-1</text:span></text:p>
      <text:p text:style-name="P29"/>
      <text:p text:style-name="P29">True exponent = -1</text:p>
      <text:p text:style-name="P29"/>
      <text:p text:style-name="P29">Bias number = 0111 1111</text:p>
      <text:p text:style-name="P29">add true exp = <text:s text:c="11"/>-1</text:p>
      <text:p text:style-name="P29">Stored exp <text:s text:c="2"/>= 0111 1110</text:p>
      <text:p text:style-name="P9"/>
      <text:p text:style-name="P29">Significand = Yellow above</text:p>
      <text:p text:style-name="P29"/>
      <text:p text:style-name="P29">Put pieces together in binary:</text:p>
      <text:p text:style-name="P29"/>
      <text:p text:style-name="P30">0.85 = <text:s/>0 <text:s/>0111 1110 <text:s text:c="3"/><text:span text:style-name="T27">11100110011001100….</text:span></text:p>
      <text:p text:style-name="P9"/>
      <text:p text:style-name="P11"><text:tab/><text:span text:style-name="T30">= 0011 <text:s/>1111 <text:s text:c="2"/>0</text:span><text:span text:style-name="T32">111 <text:s text:c="2"/>0011 <text:s text:c="2"/>0011 <text:s text:c="2"/>0011 <text:s text:c="2"/>0011 <text:s/>0011</text:span></text:p>
      <text:p text:style-name="P42"/>
      <text:p text:style-name="P11"><text:span text:style-name="T32"><text:tab/>= </text:span><text:span text:style-name="T26">0x3F73 <text:s/>3333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0">4. <text:s text:c="2"/>Convert <text:span text:style-name="T35">0</text:span>x3FCC 8000 0000 0000 to a standard decimal float number. <text:s/><text:span text:style-name="T44">[6]</text:span></text:p>
      <text:p text:style-name="P26"/>
      <text:p text:style-name="P26">Show sufficient intermediate step to convince me you did more than use a calculator.</text:p>
      <text:p text:style-name="P9"/>
      <text:p text:style-name="P9"/>
      <text:p text:style-name="P31">Answer:</text:p>
      <text:p text:style-name="P31"/>
      <text:p text:style-name="P31">Stored exp = 3FC .</text:p>
      <text:p text:style-name="P31">We want to subtract bias number 3FF from the stored exponent. <text:s/>But it is easier to do the reverse: subtract stored exponent from bias number: <text:s/>3FF – 3FC = <text:span text:style-name="T36">3.</text:span></text:p>
      <text:p text:style-name="P32">Therefore, true exponent = -3.</text:p>
      <text:p text:style-name="P32"/>
      <text:p text:style-name="P32">Significand = C80000000… <text:s/>= 11001000...0</text:p>
      <text:p text:style-name="P32"/>
      <text:p text:style-name="P32">Our number is <text:s/>1.11001 <text:s/>x 2<text:span text:style-name="T7">-3</text:span> <text:s text:c="2"/>= <text:s text:c="2"/>111001 x 2<text:span text:style-name="T7">-8</text:span> <text:s text:c="2"/>= 47 x 2<text:span text:style-name="T7">-8</text:span> <text:s text:c="2"/>= <text:s/><text:span text:style-name="T23">47/256,</text:span> <text:s/>we like fractions so we stop there.</text:p>
      <text:p text:style-name="P32"/>
      <text:p text:style-name="P32"/>
      <text:p text:style-name="P32"/>
      <text:p text:style-name="P32"/>
      <text:p text:style-name="P32">If you use a calculator at this point you;ll get <text:s/>47/256 = <text:s/><text:span text:style-name="T37">0.18359</text:span> <text:s/>(rounded to 5 places)</text:p>
      <text:p text:style-name="P47"><text:span text:style-name="T17">5</text:span>. <text:s/>There are 2 processors with very similar properties: same number of cores, same size cache, same components, etc. <text:s/>However, they appear to be different in frequency (clock speed).</text:p>
      <text:p text:style-name="P12"><text:tab/>Processor #1 frequency = 2.8 GHz (in binary)</text:p>
      <text:p text:style-name="P12"><text:tab/>Processor #2 frequency = 3.0 GHz (metric)</text:p>
      <text:p text:style-name="P12"/>
      <text:p text:style-name="P12">Reduce these two numbers to Herz so we can easily determine which processor is faster.</text:p>
      <text:p text:style-name="P12">[Use a calculator if necessary.] <text:s/>What is the difference in frequency between the two processors? <text:s/><text:span text:style-name="T44">[6]</text:span></text:p>
      <text:p text:style-name="P12"/>
      <text:p text:style-name="P33">Show me a few intermediate values so that I know that you know what you’re doing.</text:p>
      <text:p text:style-name="P33"/>
      <text:p text:style-name="P33"/>
      <text:p text:style-name="P34">Answer:</text:p>
      <text:p text:style-name="P34"/>
      <text:p text:style-name="P34">P#1<text:tab/>= 2.8GHz (binary) = 2.8x(1024)<text:span text:style-name="T7">3</text:span> HZ= </text:p>
      <text:p text:style-name="P34"/>
      <text:p text:style-name="P34"><text:tab/>= 2.8 x 1073741824 Hz = <text:span text:style-name="T23">3 006 477 107 Hz</text:span><text:tab/>(a calculator was used here)</text:p>
      <text:p text:style-name="P34"/>
      <text:p text:style-name="P34">P#2<text:tab/>3.0GHZ (metric) <text:s/>= 3.0 x (1000)3 Hz = <text:span text:style-name="T23">3 000 000 000 Hz</text:span></text:p>
      <text:p text:style-name="P4"/>
      <text:p text:style-name="P5">The conclusion is that processor #1 is faster by a small amount. </text:p>
      <text:p text:style-name="P35"><text:span text:style-name="T38">That small amount is <text:s/></text:span><text:span text:style-name="T24">6477107</text:span><text:span text:style-name="T23">Hz</text:span><text:span text:style-name="T38"> <text:s text:c="3"/>That’s a small number compared with 3.0GHz</text:span></text:p>
      <text:p text:style-name="P48"><text:span text:style-name="T17">6</text:span>. <text:s/>Make a function in C or C++ <text:s/>that repeatedly inputs a <text:span text:style-name="T17">64-bit</text:span> float number until control+D is entered. <text:s/>At that time the function returns the sum of inputted numbers. <text:s/><text:span text:style-name="T44">[8]</text:span></text:p>
      <text:p text:style-name="P13"/>
      <text:p text:style-name="P36">Answer</text:p>
      <text:p text:style-name="P13"/>
      <text:p text:style-name="P13">/<text:span text:style-name="T3">/</text:span><text:span text:style-name="T5">Answer version 1</text:span></text:p>
      <text:p text:style-name="P36"/>
      <text:p text:style-name="P36">double sum();<text:tab/><text:tab/>//prototype</text:p>
      <text:p text:style-name="P36">double sum ()</text:p>
      <text:p text:style-name="P36">{ double total = 0.0;</text:p>
      <text:p text:style-name="P36"><text:s text:c="2"/>double numb;</text:p>
      <text:p text:style-name="P36"><text:s text:c="2"/>long signal = scanf(“%lf”,&amp;numb);</text:p>
      <text:p text:style-name="P36"><text:s text:c="2"/>while (signal != EOF)</text:p>
      <text:p text:style-name="P36"><text:s text:c="8"/>{total += numb;</text:p>
      <text:p text:style-name="P36"><text:s text:c="9"/>signal = scanf(“%lf”,&amp;numb);</text:p>
      <text:p text:style-name="P36"><text:s text:c="8"/>}</text:p>
      <text:p text:style-name="P13"><text:s text:c="2"/><text:span text:style-name="T39">return total;</text:span></text:p>
      <text:p text:style-name="P36">}</text:p>
      <text:p text:style-name="P13"/>
      <text:p text:style-name="P13"/>
      <text:p text:style-name="P13"/>
      <text:p text:style-name="P25">Answer version 2</text:p>
      <text:p text:style-name="P36"/>
      <text:p text:style-name="P36">double sum(); <text:s text:c="2"/>//prototype</text:p>
      <text:p text:style-name="P36">double sum ()</text:p>
      <text:p text:style-name="P36">{ double total = 0.0;</text:p>
      <text:p text:style-name="P36"><text:s text:c="2"/>double numb;</text:p>
      <text:p text:style-name="P36"><text:s text:c="2"/>while (scanf(“%lf”,&amp;numb) != EOF)</text:p>
      <text:p text:style-name="P36"><text:s text:c="8"/>{total += numb;</text:p>
      <text:p text:style-name="P36"><text:s text:c="8"/>}</text:p>
      <text:p text:style-name="P14"><text:s text:c="2"/><text:span text:style-name="T39">return total;</text:span></text:p>
      <text:p text:style-name="P36">}</text:p>
      <text:p text:style-name="P48"><text:span text:style-name="T17">7</text:span>. <text:s/>Here is a function written in C <text:span text:style-name="T17">or</text:span> C++ languages. <text:s/>It’s job is to exchange <text:span text:style-name="T9">numbers with the <text:s/>b <text:s/>array so that the a <text:s/>array has all the large numbers.</text:span></text:p>
      <text:p text:style-name="P13"/>
      <text:p text:style-name="P13"><text:span text:style-name="T9">d</text:span>ouble <text:s/>exchange (double a [ ], double b[ ], long <text:span text:style-name="T9">size</text:span>)</text:p>
      <text:p text:style-name="P9"/>
      <text:p text:style-name="P13">{double temp</text:p>
      <text:p text:style-name="P13">for (long k = 0; k&lt;s; K++)</text:p>
      <text:p text:style-name="P13"><text:s text:c="5"/><text:span text:style-name="T27">if(a[k] &lt; b[k])</text:span><text:span text:style-name="T31"><text:tab/><text:tab/><text:tab/><text:tab/><text:tab/></text:span><text:span text:style-name="T33">//The if-statement is in yellow</text:span></text:p>
      <text:p text:style-name="P13"><text:s text:c="13"/><text:span text:style-name="T29">{temp = a[k];</text:span></text:p>
      <text:p text:style-name="P13"><text:s text:c="15"/><text:span text:style-name="T29">a[k] = b[k];</text:span></text:p>
      <text:p text:style-name="P13"><text:s text:c="15"/><text:span text:style-name="T29">b[k] = temp;</text:span></text:p>
      <text:p text:style-name="P13"><text:s text:c="13"/><text:span text:style-name="T29">}</text:span></text:p>
      <text:p text:style-name="P15"><text:s text:c="4"/>return a[0];</text:p>
      <text:p text:style-name="P15">}</text:p>
      <text:p text:style-name="P9"/>
      <text:p text:style-name="P15">Make an asm function that accomplishes the same thing. <text:s/><text:span text:style-name="T44">[8]</text:span></text:p>
      <text:p text:style-name="P15"/>
      <text:p text:style-name="P15"/>
      <text:p text:style-name="P37">Answer: <text:s/>We follow the model shown is several class sessions.</text:p>
      <text:p text:style-name="P37"/>
      <text:p text:style-name="P37">global exchange</text:p>
      <text:p text:style-name="P37">segment .data<text:tab/>;empty</text:p>
      <text:p text:style-name="P37">segment .bss<text:tab/>;empty</text:p>
      <text:p text:style-name="P37">segment .text</text:p>
      <text:p text:style-name="P37">exchange:</text:p>
      <text:p text:style-name="P37">;//Many pushes omitted to save time</text:p>
      <text:p text:style-name="P37">mov r13, rdi<text:tab/><text:tab/>;array a</text:p>
      <text:p text:style-name="P37">mov r14, rsi<text:tab/><text:tab/>;array b</text:p>
      <text:p text:style-name="P37">mov r15, rdx<text:tab/><text:tab/>;size of both arrays</text:p>
      <text:p text:style-name="P37">mov r12, 0<text:tab/><text:tab/>;r12 = <text:s/>index into array</text:p>
      <text:p text:style-name="P37">beginloop:</text:p>
      <text:p text:style-name="P37">cmp r12,r15</text:p>
      <text:p text:style-name="P37">jge outofloop</text:p>
      <text:p text:style-name="P37"><text:tab/>movsd xmm10, [r13+8*r12]</text:p>
      <text:p text:style-name="P37"><text:tab/>movsd xmm11, [r<text:span text:style-name="T40">14+8*r12]</text:span></text:p>
      <text:p text:style-name="P37"><text:tab/><text:span text:style-name="T28">ucomisd xmm10,xmm11</text:span><text:span text:style-name="T33"><text:tab/><text:tab/><text:tab/>For readability the if-statement is in yellow</text:span></text:p>
      <text:p text:style-name="P37"><text:tab/><text:span text:style-name="T28">jae no_swap</text:span></text:p>
      <text:p text:style-name="P37"><text:tab/><text:tab/><text:span text:style-name="T28">movsd [r14+8*r12],xmm10</text:span></text:p>
      <text:p text:style-name="P37"><text:tab/><text:tab/><text:span text:style-name="T28">movsd [r13+8*r12],xmm11</text:span></text:p>
      <text:p text:style-name="P37"><text:tab/><text:span text:style-name="T28">no_swap:</text:span></text:p>
      <text:p text:style-name="P37"><text:tab/><text:span text:style-name="T40">inc r12</text:span></text:p>
      <text:p text:style-name="P38">jmp beginloop</text:p>
      <text:p text:style-name="P38">outofloop:</text:p>
      <text:p text:style-name="P38">movsd xmm0,[r13]</text:p>
      <text:p text:style-name="P38">;;Many pops omitted</text:p>
      <text:p text:style-name="P38">ret</text:p>
      <text:p text:style-name="P15"/>
      <text:p text:style-name="P49"><text:span text:style-name="T17">8. <text:s/></text:span>This is a function that computes the sum of all numbers in an array that are greater than or equal to 3.0.</text:p>
      <text:p text:style-name="P15"/>
      <text:p text:style-name="P15">double sum3<text:span text:style-name="T10">zero</text:span>(double a[ ], long size)</text:p>
      <text:p text:style-name="P15">{double total = 0.0;</text:p>
      <text:p text:style-name="P15"><text:s/>double min = 3.0;</text:p>
      <text:p text:style-name="P15"><text:s/>for (long k = 0; k&lt;size; k++)</text:p>
      <text:p text:style-name="P15"><text:s text:c="7"/><text:span text:style-name="T42">if(a[k] &gt; min)</text:span><text:span text:style-name="T31"><text:tab/><text:tab/><text:tab/><text:tab/><text:tab/>//</text:span><text:span text:style-name="T34">if-statement is in green</text:span></text:p>
      <text:p text:style-name="P15"><text:s text:c="13"/><text:span text:style-name="T42">total += a[k];</text:span></text:p>
      <text:p text:style-name="P15"><text:s text:c="3"/>return total;</text:p>
      <text:p text:style-name="P15">}</text:p>
      <text:p text:style-name="P15"/>
      <text:p text:style-name="P15">Make an asm function that does the same thing. <text:s/><text:span text:style-name="T44">[8]</text:span></text:p>
      <text:p text:style-name="P15"/>
      <text:p text:style-name="P39">Answer:</text:p>
      <text:p text:style-name="P39"/>
      <text:p text:style-name="P39">global sum3zero</text:p>
      <text:p text:style-name="P39">segment .data<text:tab/><text:tab/>;empty</text:p>
      <text:p text:style-name="P39">segment .bss<text:tab/><text:tab/>;empty</text:p>
      <text:p text:style-name="P39">segment .text</text:p>
      <text:p text:style-name="P39">sum3zero:</text:p>
      <text:p text:style-name="P39">;;<text:span text:style-name="T41">Many pushes omitted</text:span></text:p>
      <text:p text:style-name="P40">mov r10, rdi<text:tab/><text:tab/><text:tab/>;r10 = array a</text:p>
      <text:p text:style-name="P40">mov r11, rsi<text:tab/><text:tab/><text:tab/>;r11 = size of array a</text:p>
      <text:p text:style-name="P41">cvtsi2sd <text:s/>xmm12, 0<text:tab/><text:tab/>;xmm12 = total</text:p>
      <text:p text:style-name="P41">cvtsi2sd <text:s/>xmm13, 3<text:tab/><text:tab/>xmm13 <text:s/>= <text:s/>3.0 as floating point number</text:p>
      <text:p text:style-name="P41">mov r12,0<text:tab/><text:tab/><text:tab/>r12 = k = loop counter</text:p>
      <text:p text:style-name="P41">begin_loop:</text:p>
      <text:p text:style-name="P41">cmp r12,r11</text:p>
      <text:p text:style-name="P41"><text:tab/>jge outofloop</text:p>
      <text:p text:style-name="P41"><text:tab/>movsd xmm15,[r10+8*r12]</text:p>
      <text:p text:style-name="P41"><text:tab/><text:span text:style-name="T42">ucomisd xmm15,xmm13</text:span><text:tab/><text:tab/><text:tab/>;i<text:span text:style-name="T43">The if-statement is in green</text:span></text:p>
      <text:p text:style-name="P41"><text:tab/><text:tab/><text:span text:style-name="T42">jae no_addition</text:span></text:p>
      <text:p text:style-name="P41"><text:tab/><text:tab/><text:span text:style-name="T42">addsd xmm12, xmm15</text:span></text:p>
      <text:p text:style-name="P41"><text:tab/>no_addition:</text:p>
      <text:p text:style-name="P41"><text:tab/>inc r12</text:p>
      <text:p text:style-name="P41">jmp begin_loop</text:p>
      <text:p text:style-name="P41">movsd xmm0,xmm12</text:p>
      <text:p text:style-name="P41">;;Omit many pops</text:p>
      <text:p text:style-name="P41">ret</text:p>
      <text:p text:style-name="P51">Begin GDB Section</text:p>
      <text:p text:style-name="P16"/>
      <text:p text:style-name="P16"/>
      <text:p text:style-name="P18"><text:span text:style-name="T17">9</text:span>, <text:s/>[GDB] <text:s text:c="2"/><text:span text:style-name="T12">Show the value in rbp as a base 10 qword integer. <text:s/>[5]</text:span></text:p>
      <text:p text:style-name="P18"/>
      <text:p text:style-name="P20">Answer: <text:s text:c="2"/><text:span text:style-name="T23">p/d $rbp</text:span></text:p>
      <text:p text:style-name="P20"/>
      <text:p text:style-name="P20"/>
      <text:p text:style-name="P20"/>
      <text:p text:style-name="P20"/>
      <text:p text:style-name="P20"/>
      <text:p text:style-name="P20">1<text:span text:style-name="T18">0</text:span>. <text:s/>[GDB] <text:s/>Given <text:s/>double stuff[100]</text:p>
      <text:p text:style-name="P20">Show the first 13 qwords of the array in IEEE754 hex. <text:s/><text:span text:style-name="T44">[5]</text:span></text:p>
      <text:p text:style-name="P20"/>
      <text:p text:style-name="P20">Answer: <text:s/><text:span text:style-name="T23">x/13xg <text:s/>stuff</text:span></text:p>
      <text:p text:style-name="P20"/>
      <text:p text:style-name="P20"/>
      <text:p text:style-name="P20"/>
      <text:p text:style-name="P20"/>
      <text:p text:style-name="P20"/>
      <text:p text:style-name="P20">1<text:span text:style-name="T18">1</text:span>. <text:s/>[GDB] <text:s/>Given <text:s text:c="2"/>char message[60];</text:p>
      <text:p text:style-name="P20">Show the first 20 bytes of the array with the ascii number for each byte in the output. <text:s/><text:span text:style-name="T44">[5]</text:span></text:p>
      <text:p text:style-name="P20"/>
      <text:p text:style-name="P20">Answer <text:s/><text:span text:style-name="T23">x/20cb <text:s/>&amp;message </text:span></text:p>
      <text:p text:style-name="P20"/>
      <text:p text:style-name="P20"/>
      <text:p text:style-name="P20"/>
      <text:p text:style-name="P20"/>
      <text:p text:style-name="P20"/>
      <text:p text:style-name="P20">1<text:span text:style-name="T18">2</text:span> <text:s/>[GDB] <text:s text:c="2"/>Show the contents of memory starting at 0x7fffffffde60 <text:span text:style-name="T13">and continuing for the next 23 qwords showing the contents of each qword as an unsigned long. <text:s/>[5]</text:span></text:p>
      <text:p text:style-name="P20"/>
      <text:p text:style-name="P20"/>
      <text:p text:style-name="P21">Answer: <text:s/><text:span text:style-name="T23">x/20ug <text:s text:c="2"/></text:span><text:span text:style-name="T25">0x7fffffffde60</text:span></text:p>
      <text:p text:style-name="P21"/>
      <text:p text:style-name="P21"/>
      <text:p text:style-name="P21"/>
      <text:p text:style-name="P21"/>
      <text:p text:style-name="P21"/>
      <text:p text:style-name="P21">1<text:span text:style-name="T18">3</text:span>. <text:s/>[GDB] <text:s/>Show the contents in the low 64 bits of <text:span text:style-name="T15">x</text:span>mm9 in hex. <text:s/><text:span text:style-name="T44">[4] <text:s text:c="2"/>This question was too easy.</text:span></text:p>
      <text:p text:style-name="P21"/>
      <text:p text:style-name="P21">Answer: <text:s/>p/x xmm9.v2_double <text:s text:c="5"/>//show low 64 bits and the high 64 bits</text:p>
      <text:p text:style-name="P21"/>
      <text:p text:style-name="P21"><text:tab/><text:span text:style-name="T23">p/x xmm9.v2_double[0]</text:span><text:tab/>//Shows only the low 64-bits</text:p>
      <text:p text:style-name="P21"/>
      <text:p text:style-name="P21"/>
      <text:p text:style-name="P21"/>
      <text:p text:style-name="P52">1<text:span text:style-name="T18">4</text:span>. <text:s/>[GDB] <text:s/>Change the value in <text:span text:style-name="T14">low 64 bits of <text:s/></text:span>xmm3 to be <text:s/><text:span text:style-name="T14">0x400 <text:s/>[4] <text:s/>This question was too easy.</text:span></text:p>
      <text:p text:style-name="P22"/>
      <text:p text:style-name="P22">Answer: <text:s/><text:span text:style-name="T23">set $xmm3.v2_double[0]=0x400</text:span></text:p>
      <text:p text:style-name="P22"/>
      <text:p text:style-name="P17"/>
      <text:p text:style-name="P16"/>
      <text:p text:style-name="P16"/>
      <text:p text:style-name="P16">1<text:span text:style-name="T18">5</text:span>. <text:s text:c="2"/>[GDB] <text:s/>Declare an array: <text:s text:c="3"/>income <text:s/>resq <text:s/>80</text:p>
      <text:p text:style-name="P16">Show how to output the entire array <text:span text:style-name="T11">in groups of 32 bit floats with each group in IEEE754 hex. <text:s/>[5]</text:span></text:p>
      <text:p text:style-name="P16"/>
      <text:p text:style-name="P44">Answer:</text:p>
      <text:p text:style-name="P44">The array income holds 80*8 = 640 bytes.</text:p>
      <text:p text:style-name="P44">A 32-bit number holds 4 bytes.</text:p>
      <text:p text:style-name="P44">Divide 640 by 4 to get 160 = number of 32-bit numbers (dwords) in this array.</text:p>
      <text:p text:style-name="P44">Therefore the answer is</text:p>
      <text:p text:style-name="P44"/>
      <text:p text:style-name="P44"><text:tab/><text:span text:style-name="T23">p/x <text:s/>{int[160]}&amp;income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3">Your name: <text:s text:c="2"/><text:span text:style-name="T44">Answer Key</text:span></text:p>
      <text:p text:style-name="P43"/>
      <text:p text:style-name="P43">Just in case I really need to contact you for an urgent matter which email address should I use?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2T14:04:52.387752655</meta:creation-date>
    <dc:date>2020-05-09T16:27:22.623422129</dc:date>
    <meta:editing-duration>PT1H59M34S</meta:editing-duration>
    <meta:editing-cycles>20</meta:editing-cycles>
    <meta:generator>LibreOffice/6.3.5.2$Linux_X86_64 LibreOffice_project/30$Build-2</meta:generator>
    <meta:document-statistic meta:table-count="0" meta:image-count="0" meta:object-count="1" meta:page-count="10" meta:paragraph-count="181" meta:word-count="1392" meta:character-count="7981" meta:non-whitespace-character-count="6403"/>
  </office:meta>
</office:document-meta>
</file>

<file path=Object 1/content.xml><?xml version="1.0" encoding="utf-8"?>
<math xmlns="http://www.w3.org/1998/Math/MathML" display="block">
  <semantics>
    <mfrac>
      <mn>22</mn>
      <mn>7</mn>
    </mfrac>
    <annotation encoding="StarMath 5.0">{22} over {7} </annotation>
  </semantics>
</math>
</file>